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2.323cm" fo:min-width="19.89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83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385cm" fo:min-width="2.548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385cm" fo:min-width="3.056cm"/>
    </style:style>
    <style:style style:name="gr5" style:family="graphic" style:parent-style-name="standard">
      <style:graphic-properties draw:stroke="none" svg:stroke-color="#000000" draw:fill="none" draw:fill-color="#ffffff" fo:min-height="4.5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396cm" svg:height="12.573cm" svg:x="0.305cm" svg:y="0.55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583cm" svg:height="0.962cm" svg:x="8.433cm" svg:y="2.337cm">
          <draw:text-box>
            <text:p>Petunjuk Ujian</text:p>
          </draw:text-box>
        </draw:frame>
        <draw:custom-shape draw:style-name="gr3" draw:text-style-name="P4" draw:layer="layout" svg:width="3.048cm" svg:height="0.635cm" svg:x="6.528cm" svg:y="8.941cm">
          <text:p text:style-name="P3"><text:span text:style-name="T1">Kembali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556cm" svg:height="0.635cm" svg:x="11.608cm" svg:y="8.941cm">
          <text:p text:style-name="P3"><text:span text:style-name="T1">Kerjakan Ujian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8.636cm" svg:height="4.826cm" svg:x="6.528cm" svg:y="3.607cm">
          <draw:text-box>
            <text:p text:style-name="P3">Petunjuk ujian dan cara penggunaan aplikasi dijelaskan disini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05cm" fo:margin-bottom="0.305cm" fo:margin-left="0.305cm" fo:margin-right="0.305cm" fo:page-width="21.00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7T15:33:23.145345385</meta:creation-date>
    <dc:date>2017-11-28T11:07:41.999972404</dc:date>
    <meta:editing-duration>PT21M49S</meta:editing-duration>
    <meta:editing-cycles>4</meta:editing-cycles>
    <meta:generator>LibreOffice/5.1.6.2$Linux_x86 LibreOffice_project/10m0$Build-2</meta:generator>
    <meta:document-statistic meta:object-count="5"/>
  </office:meta>
</office:document-meta>
</file>